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cccccc" style:font-name="Consolas" fo:font-size="10.5pt" fo:font-weight="normal" fo:background-color="#1f1f1f"/>
    </style:style>
    <style:style style:name="P2" style:family="paragraph" style:parent-style-name="Standard">
      <style:paragraph-properties style:line-height-at-least="0.503cm"/>
      <style:text-properties fo:color="#cccccc" fo:background-color="#1f1f1f"/>
    </style:style>
    <style:style style:name="P3" style:family="paragraph" style:parent-style-name="Standard">
      <style:paragraph-properties style:line-height-at-least="0.503cm"/>
      <style:text-properties fo:color="#d4d4d4" fo:background-color="#1f1f1f"/>
    </style:style>
    <style:style style:name="P4" style:family="paragraph" style:parent-style-name="Standard">
      <style:paragraph-properties style:line-height-at-least="0.503cm"/>
      <style:text-properties fo:color="#6a9955" style:font-name="Consolas" fo:font-size="10.5pt" fo:font-weight="normal" fo:background-color="#1f1f1f"/>
    </style:style>
    <style:style style:name="P5" style:family="paragraph" style:parent-style-name="Standard">
      <style:paragraph-properties style:line-height-at-least="0.503cm"/>
      <style:text-properties fo:color="#6a9955" fo:background-color="#1f1f1f"/>
    </style:style>
    <style:style style:name="P6" style:family="paragraph" style:parent-style-name="Standard">
      <style:paragraph-properties style:line-height-at-least="0.503cm"/>
    </style:style>
    <style:style style:name="P7" style:family="paragraph" style:parent-style-name="Standard">
      <style:paragraph-properties fo:margin-top="0cm" fo:margin-bottom="0.499cm" loext:contextual-spacing="false" style:line-height-at-least="0.503cm"/>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style:font-name="Consolas" fo:font-size="10.5pt" fo:font-weight="normal"/>
    </style:style>
    <style:style style:name="T8" style:family="text">
      <style:text-properties fo:color="#ce9178" style:font-name="Consolas" fo:font-size="10.5pt" fo:font-weight="normal"/>
    </style:style>
    <style:style style:name="T9" style:family="text">
      <style:text-properties fo:color="#6a9955"/>
    </style:style>
    <style:style style:name="T10" style:family="text">
      <style:text-properties fo:color="#6a9955" style:font-name="Consolas" fo:font-size="10.5pt" fo:font-weight="normal"/>
    </style:style>
    <style:style style:name="T11" style:family="text">
      <style:text-properties fo:color="#d4d4d4"/>
    </style:style>
    <style:style style:name="T12" style:family="text">
      <style:text-properties fo:color="#d4d4d4" style:font-name="Consolas" fo:font-size="10.5pt" fo:font-weight="normal"/>
    </style:style>
    <style:style style:name="T13" style:family="text">
      <style:text-properties fo:color="#dcdcaa" style:font-name="Consolas" fo:font-size="10.5pt" fo:font-weight="normal"/>
    </style:style>
    <style:style style:name="T14" style:family="text">
      <style:text-properties fo:color="#4ec9b0" style:font-name="Consolas" fo:font-size="10.5pt" fo:font-weight="normal"/>
    </style:style>
    <style:style style:name="T15" style:family="text">
      <style:text-properties fo:color="#c586c0" style:font-name="Consolas" fo:font-size="10.5pt" fo:font-weight="normal"/>
    </style:style>
    <style:style style:name="T16" style:family="text">
      <style:text-properties fo:color="#b5cea8" style:font-name="Consolas" fo:font-size="10.5pt" fo:font-weight="normal"/>
    </style:style>
    <style:style style:name="T17" style:family="text">
      <style:text-properties fo:color="#4fc1ff"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text:span text:style-name="T1">&gt;</text:span></text:p>
      <text:p text:style-name="P6"/>
      <text:p text:style-name="P1"><text:span text:style-name="T1">&lt;</text:span><text:span text:style-name="T3">head</text:span><text:span text:style-name="T1">&gt;</text:span></text:p>
      <text:p text:style-name="P2">    <text:span text:style-name="T2">&lt;</text:span><text:span text:style-name="T4">title</text:span><text:span text:style-name="T2">&gt;</text:span><text:span text:style-name="T7"> Spanish Special Forces</text:span><text:span text:style-name="T2">&lt;/</text:span><text:span text:style-name="T4">title</text:span><text:span text:style-name="T2">&gt;</text:span></text:p>
      <text:p text:style-name="P2">    <text:span text:style-name="T2">&lt;</text:span><text:span text:style-name="T4">link</text:span><text:span text:style-name="T7"> </text:span><text:span text:style-name="T6">rel</text:span><text:span text:style-name="T7">=</text:span><text:span text:style-name="T8">"stylesheet"</text:span><text:span text:style-name="T7"> </text:span><text:span text:style-name="T6">type</text:span><text:span text:style-name="T7">=</text:span><text:span text:style-name="T8">"text/css"</text:span><text:span text:style-name="T7"> </text:span><text:span text:style-name="T6">href</text:span><text:span text:style-name="T7">=</text:span><text:span text:style-name="T8">"../main.css"</text:span><text:span text:style-name="T2">&gt;</text:span></text:p>
      <text:p text:style-name="P2">    <text:span text:style-name="T2">&lt;</text:span><text:span text:style-name="T4">link</text:span><text:span text:style-name="T7"> </text:span><text:span text:style-name="T6">rel</text:span><text:span text:style-name="T7">=</text:span><text:span text:style-name="T8">"stylesheet"</text:span><text:span text:style-name="T7"> </text:span><text:span text:style-name="T6">type</text:span><text:span text:style-name="T7">=</text:span><text:span text:style-name="T8">"text/css"</text:span><text:span text:style-name="T7"> </text:span><text:span text:style-name="T6">href</text:span><text:span text:style-name="T7">=</text:span><text:span text:style-name="T8">"../html/Urbina_spain.css"</text:span><text:span text:style-name="T2">&gt;</text:span></text:p>
      <text:p text:style-name="P1"><text:span text:style-name="T1">&lt;/</text:span><text:span text:style-name="T3">head</text:span><text:span text:style-name="T1">&gt;</text:span></text:p>
      <text:p text:style-name="P6"/>
      <text:p text:style-name="P1"><text:span text:style-name="T1">&lt;</text:span><text:span text:style-name="T3">body</text:span><text:span text:style-name="T1">&gt;</text:span></text:p>
      <text:p text:style-name="P2">   <text:span text:style-name="T2">&lt;</text:span><text:span text:style-name="T4">a</text:span><text:span text:style-name="T7"> </text:span><text:span text:style-name="T6">href</text:span><text:span text:style-name="T7">=</text:span><text:span text:style-name="T8">""</text:span><text:span text:style-name="T7"> </text:span><text:span text:style-name="T6">id</text:span><text:span text:style-name="T7">=</text:span><text:span text:style-name="T8">"beg"</text:span><text:span text:style-name="T2">&gt;&lt;/</text:span><text:span text:style-name="T4">a</text:span><text:span text:style-name="T2">&gt;</text:span><text:span text:style-name="T7"> </text:span></text:p>
      <text:p text:style-name="P2">    <text:span text:style-name="T2">&lt;</text:span><text:span text:style-name="T4">nav</text:span><text:span text:style-name="T2">&gt;</text:span></text:p>
      <text:p text:style-name="P2">        <text:span text:style-name="T2">&lt;</text:span><text:span text:style-name="T4">ul</text:span><text:span text:style-name="T7"> </text:span><text:span text:style-name="T6">class</text:span><text:span text:style-name="T7">=</text:span><text:span text:style-name="T8">"nav.list"</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index.html"</text:span><text:span text:style-name="T2">&gt;</text:span><text:span text:style-name="T7">Homepag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Tsartsidis_Homepage.html"</text:span><text:span text:style-name="T7"> </text:span><text:span text:style-name="T6">class</text:span><text:span text:style-name="T7">=</text:span><text:span text:style-name="T8">"nav"</text:span><text:span text:style-name="T2">&gt;</text:span><text:span text:style-name="T7">Greece</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AirForces.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Special%20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Katrin_Homepage.html"</text:span><text:span text:style-name="T7"> </text:span><text:span text:style-name="T6">class</text:span><text:span text:style-name="T7">=</text:span><text:span text:style-name="T8">"nav"</text:span><text:span text:style-name="T2">&gt;</text:span><text:span text:style-name="T7">Bulgar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7"/>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Chindris_Homepage.html"</text:span><text:span text:style-name="T7"> </text:span><text:span text:style-name="T6">class</text:span><text:span text:style-name="T7">=</text:span><text:span text:style-name="T8">"nav"</text:span><text:span text:style-name="T2">&gt;</text:span><text:span text:style-name="T7">Roman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Urbina_Homepage.html"</text:span><text:span text:style-name="T7"> </text:span><text:span text:style-name="T6">class</text:span><text:span text:style-name="T7">=</text:span><text:span text:style-name="T8">"nav"</text:span><text:span text:style-name="T2">&gt;</text:span><text:span text:style-name="T7">Spain</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text:soft-page-break/>                    <text:span text:style-name="T2">&lt;</text:span><text:span text:style-name="T4">li</text:span><text:span text:style-name="T2">&gt;&lt;</text:span><text:span text:style-name="T4">em</text:span><text:span text:style-name="T7"> </text:span><text:span text:style-name="T6">class</text:span><text:span text:style-name="T7">=</text:span><text:span text:style-name="T8">"properpag"</text:span><text:span text:style-name="T2">&gt;</text:span><text:span text:style-name="T7">Army</text:span><text:span text:style-name="T2">&lt;/</text:span><text:span text:style-name="T4">em</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Ouzounis_nato.html"</text:span><text:span text:style-name="T7"> </text:span><text:span text:style-name="T6">class</text:span><text:span text:style-name="T7">=</text:span><text:span text:style-name="T8">"nav"</text:span><text:span text:style-name="T2">&gt;</text:span><text:span text:style-name="T7">NATO</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Ouzounis_natoMembers.html"</text:span><text:span text:style-name="T2">&gt;</text:span><text:span text:style-name="T7">Nato Member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class</text:span><text:span text:style-name="T7">=</text:span><text:span text:style-name="T8">"nav"</text:span><text:span text:style-name="T7"> </text:span><text:span text:style-name="T6">href</text:span><text:span text:style-name="T7">=</text:span><text:span text:style-name="T8">""</text:span><text:span text:style-name="T2">&gt;</text:span><text:span text:style-name="T7">Students</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Marios</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Abraham</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Iulia</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Students/ada.html"</text:span><text:span text:style-name="T2">&gt;</text:span><text:span text:style-name="T7">Ada</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Katrin</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text:span></text:p>
      <text:p text:style-name="P2">                <text:span text:style-name="T2">&lt;</text:span><text:span text:style-name="T4">p</text:span><text:span text:style-name="T7"> </text:span><text:span text:style-name="T6">class</text:span><text:span text:style-name="T7">=</text:span><text:span text:style-name="T8">"time"</text:span><text:span text:style-name="T7"> </text:span><text:span text:style-name="T6">id</text:span><text:span text:style-name="T7">=</text:span><text:span text:style-name="T8">"timer"</text:span><text:span text:style-name="T2">&gt;&lt;/</text:span><text:span text:style-name="T4">p</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nav</text:span><text:span text:style-name="T2">&gt;</text:span></text:p>
      <text:p text:style-name="P7"/>
      <text:p text:style-name="P2">    <text:span text:style-name="T2">&lt;</text:span><text:span text:style-name="T4">section</text:span><text:span text:style-name="T2">&gt;</text:span></text:p>
      <text:p text:style-name="P2">        <text:span text:style-name="T2">&lt;</text:span><text:span text:style-name="T4">div</text:span><text:span text:style-name="T7"> </text:span><text:span text:style-name="T6">id</text:span><text:span text:style-name="T7">=</text:span><text:span text:style-name="T8">"beginingImg"</text:span><text:span text:style-name="T2">&gt;</text:span><text:span text:style-name="T7"> </text:span><text:span text:style-name="T10">&lt;!--This div is used to separete the content of the head of the page ( name of what is been explained after, with the spanish flag at the back --&gt;</text:span></text:p>
      <text:p text:style-name="P2">            <text:span text:style-name="T2">&lt;</text:span><text:span text:style-name="T4">img</text:span><text:span text:style-name="T7"> </text:span><text:span text:style-name="T6">src</text:span><text:span text:style-name="T7">=</text:span><text:span text:style-name="T8">"../Photos/spainFlag.jpg"</text:span><text:span text:style-name="T2">&gt;</text:span></text:p>
      <text:p text:style-name="P2">            <text:span text:style-name="T2">&lt;</text:span><text:span text:style-name="T4">h1</text:span><text:span text:style-name="T7"> </text:span><text:span text:style-name="T6">id</text:span><text:span text:style-name="T7">=</text:span><text:span text:style-name="T8">"headText"</text:span><text:span text:style-name="T2">&gt;</text:span><text:span text:style-name="T7">Special Forces MCOE</text:span><text:span text:style-name="T2">&lt;/</text:span><text:span text:style-name="T4">h1</text:span><text:span text:style-name="T2">&gt;</text:span></text:p>
      <text:p text:style-name="P2">        <text:span text:style-name="T2">&lt;/</text:span><text:span text:style-name="T4">div</text:span><text:span text:style-name="T2">&gt;</text:span></text:p>
      <text:p text:style-name="P6"/>
      <text:p text:style-name="P2">        <text:span text:style-name="T2">&lt;</text:span><text:span text:style-name="T4">h2</text:span><text:span text:style-name="T2">&gt;</text:span><text:span text:style-name="T7">Ranks</text:span><text:span text:style-name="T2">&lt;/</text:span><text:span text:style-name="T4">h2</text:span><text:span text:style-name="T2">&gt;</text:span></text:p>
      <text:p text:style-name="P2">        <text:span text:style-name="T2">&lt;</text:span><text:span text:style-name="T4">div</text:span><text:span text:style-name="T7"> </text:span><text:span text:style-name="T6">id</text:span><text:span text:style-name="T7">=</text:span><text:span text:style-name="T8">"rank1"</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Ensing</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aptain</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ommander</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 Colone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olone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Brigadier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Division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aptain General</text:span><text:span text:style-name="T2">&lt;/</text:span><text:span text:style-name="T4">li</text:span><text:span text:style-name="T2">&gt;</text:span></text:p>
      <text:p text:style-name="P2"><text:soft-page-break/>            <text:span text:style-name="T2">&lt;/</text:span><text:span text:style-name="T4">ol</text:span><text:span text:style-name="T2">&gt;</text:span></text:p>
      <text:p text:style-name="P2">        <text:span text:style-name="T2">&lt;/</text:span><text:span text:style-name="T4">div</text:span><text:span text:style-name="T2">&gt;</text:span></text:p>
      <text:p text:style-name="P6"/>
      <text:p text:style-name="P2">        <text:span text:style-name="T2">&lt;</text:span><text:span text:style-name="T4">div</text:span><text:span text:style-name="T7"> </text:span><text:span text:style-name="T6">id</text:span><text:span text:style-name="T7">=</text:span><text:span text:style-name="T8">"rank2"</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2.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3.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4.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5.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6.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7.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8.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9.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0.jp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1.jpg"</text:span><text:span text:style-name="T2">&gt;&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div</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section</text:span><text:span text:style-name="T7"> </text:span><text:span text:style-name="T6">id</text:span><text:span text:style-name="T7">=</text:span><text:span text:style-name="T8">"mainSection"</text:span><text:span text:style-name="T7"> </text:span><text:span text:style-name="T6">style</text:span><text:span text:style-name="T7">=</text:span><text:span text:style-name="T8">"min-height:2150px; display: flex; justify-content: center; text-align: center; "</text:span><text:span text:style-name="T2">&gt;</text:span><text:span text:style-name="T7"> </text:span></text:p>
      <text:p text:style-name="P2">        <text:span text:style-name="T2">&lt;</text:span><text:span text:style-name="T4">div</text:span><text:span text:style-name="T7"> </text:span><text:span text:style-name="T6">class</text:span><text:span text:style-name="T7">=</text:span><text:span text:style-name="T8">"materials"</text:span><text:span text:style-name="T7"> </text:span><text:span text:style-name="T6">style</text:span><text:span text:style-name="T7">=</text:span><text:span text:style-name="T8">"margin-top: auto; margin-bottom: auto;"</text:span><text:span text:style-name="T7"> </text:span><text:span text:style-name="T2">&gt;</text:span><text:span text:style-name="T7"> </text:span><text:span text:style-name="T10">&lt;!--Same function of the div as in previous cases--&gt;</text:span></text:p>
      <text:p text:style-name="P2">            <text:span text:style-name="T2">&lt;</text:span><text:span text:style-name="T4">table</text:span><text:span text:style-name="T7"> </text:span><text:span text:style-name="T6">class</text:span><text:span text:style-name="T7">=</text:span><text:span text:style-name="T8">"materialstb"</text:span><text:span text:style-name="T7"> </text:span><text:span text:style-name="T6">style</text:span><text:span text:style-name="T7">=</text:span><text:span text:style-name="T8">"width: fit-content; height: fit-content;"</text:span><text:span text:style-name="T2">&gt;</text:span><text:span text:style-name="T7"> </text:span><text:span text:style-name="T10">&lt;!--This table is showing the materials that the spanish army uses, and for more visual i am using img for the user to make a better idea of how thse thins look when they pass the mouse by the top of the material that they want to see--&gt;</text:span></text:p>
      <text:p text:style-name="P2">                <text:span text:style-name="T2">&lt;</text:span><text:span text:style-name="T4">caption</text:span><text:span text:style-name="T7"> </text:span><text:span text:style-name="T6">class</text:span><text:span text:style-name="T7">=</text:span><text:span text:style-name="T8">"typesMaterial"</text:span><text:span text:style-name="T2">&gt;&lt;</text:span><text:span text:style-name="T4">strong</text:span><text:span text:style-name="T2">&gt;</text:span><text:span text:style-name="T7">Units dependent on the EMAD. (Joint Chiefs of Staff)</text:span><text:span text:style-name="T2">&lt;/</text:span><text:span text:style-name="T4">strong</text:span><text:span text:style-name="T2">&gt;&lt;/</text:span><text:span text:style-name="T4">caption</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 EMACON (JOINT DEFENSE STAFF)  </text:span><text:span text:style-name="T2">&lt;/</text:span><text:span text:style-name="T4">p</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MOPS (OPERATIONS COMMAND) </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emacon2.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 CESEDEN (HIGHER CENTER FOR NATIONAL DEFENSE STUDIES)  </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emacon3.pn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CIFAS (INTELLIGENCE CENTER OF THE ARMED FORCES)  </text:span><text:span text:style-name="T2">&lt;/</text:span><text:span text:style-name="T4">p</text:span><text:span text:style-name="T2">&gt;</text:span></text:p>
      <text:p text:style-name="P2"><text:soft-page-break/>                            <text:span text:style-name="T2">&lt;</text:span><text:span text:style-name="T4">img</text:span><text:span text:style-name="T7"> </text:span><text:span text:style-name="T6">src</text:span><text:span text:style-name="T7">=</text:span><text:span text:style-name="T8">"../Photos/emacon4.pn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MCCE (JOINT COMMAND FOR CYBERSPACE) </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emacon5.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td</text:span><text:span text:style-name="T2">&gt;</text:span></text:p>
      <text:p text:style-name="P2">            <text:span text:style-name="T2">&lt;/</text:span><text:span text:style-name="T4">tr</text:span><text:span text:style-name="T2">&gt;</text:span></text:p>
      <text:p text:style-name="P2">            <text:span text:style-name="T2">&lt;/</text:span><text:span text:style-name="T4">table</text:span><text:span text:style-name="T2">&gt;</text:span></text:p>
      <text:p text:style-name="P2">            <text:span text:style-name="T2">&lt;/</text:span><text:span text:style-name="T4">div</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aside</text:span><text:span text:style-name="T7"> </text:span><text:span text:style-name="T6">style</text:span><text:span text:style-name="T7">=</text:span><text:span text:style-name="T8">"min-height: 2110px;"</text:span><text:span text:style-name="T2">&gt;</text:span></text:p>
      <text:p text:style-name="P2">        <text:span text:style-name="T2">&lt;</text:span><text:span text:style-name="T4">h2</text:span><text:span text:style-name="T2">&gt;</text:span><text:span text:style-name="T7">News</text:span><text:span text:style-name="T2">&lt;/</text:span><text:span text:style-name="T4">h2</text:span><text:span text:style-name="T2">&gt;</text:span></text:p>
      <text:p text:style-name="P2">            <text:span text:style-name="T2">&lt;</text:span><text:span text:style-name="T4">article</text:span><text:span text:style-name="T7"> </text:span><text:span text:style-name="T6">class</text:span><text:span text:style-name="T7">=</text:span><text:span text:style-name="T8">"newss"</text:span><text:span text:style-name="T2">&gt;</text:span></text:p>
      <text:p text:style-name="P2">            <text:span text:style-name="T2">&lt;</text:span><text:span text:style-name="T4">h3</text:span><text:span text:style-name="T2">&gt;&lt;</text:span><text:span text:style-name="T4">img</text:span><text:span text:style-name="T7"> </text:span><text:span text:style-name="T6">src</text:span><text:span text:style-name="T7">=</text:span><text:span text:style-name="T8">"../Photos/calendar.png"</text:span><text:span text:style-name="T7"> </text:span><text:span text:style-name="T6">class</text:span><text:span text:style-name="T7">=</text:span><text:span text:style-name="T8">"photocalendar"</text:span><text:span text:style-name="T2">&gt;</text:span><text:span text:style-name="T7">18/01/2024</text:span><text:span text:style-name="T2">&lt;/</text:span><text:span text:style-name="T4">h3</text:span><text:span text:style-name="T2">&gt;</text:span></text:p>
      <text:p text:style-name="P2">            <text:span text:style-name="T2">&lt;</text:span><text:span text:style-name="T4">h4</text:span><text:span text:style-name="T2">&gt;</text:span><text:span text:style-name="T7">pain begins deploying the ground forces that will be part of the NATO mission's battlegroup in Slovakia.</text:span><text:span text:style-name="T2">&lt;/</text:span><text:span text:style-name="T4">h4</text:span><text:span text:style-name="T2">&gt;</text:span></text:p>
      <text:p text:style-name="P2">            <text:span text:style-name="T2">&lt;</text:span><text:span text:style-name="T4">img</text:span><text:span text:style-name="T7"> </text:span><text:span text:style-name="T6">src</text:span><text:span text:style-name="T7">=</text:span><text:span text:style-name="T8">"../Photos/newspecial1.jpg"</text:span><text:span text:style-name="T7"> </text:span><text:span text:style-name="T6">class</text:span><text:span text:style-name="T7">=</text:span><text:span text:style-name="T8">"new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newss"</text:span><text:span text:style-name="T2">&gt;</text:span></text:p>
      <text:p text:style-name="P2">            <text:span text:style-name="T2">&lt;</text:span><text:span text:style-name="T4">h3</text:span><text:span text:style-name="T2">&gt;&lt;</text:span><text:span text:style-name="T4">img</text:span><text:span text:style-name="T7"> </text:span><text:span text:style-name="T6">src</text:span><text:span text:style-name="T7">=</text:span><text:span text:style-name="T8">"../Photos/calendar.png"</text:span><text:span text:style-name="T7"> </text:span><text:span text:style-name="T6">class</text:span><text:span text:style-name="T7">=</text:span><text:span text:style-name="T8">"photocalendar"</text:span><text:span text:style-name="T2">&gt;</text:span><text:span text:style-name="T7">17/01/2024</text:span><text:span text:style-name="T2">&lt;/</text:span><text:span text:style-name="T4">h3</text:span><text:span text:style-name="T2">&gt;</text:span></text:p>
      <text:p text:style-name="P2">            <text:span text:style-name="T2">&lt;</text:span><text:span text:style-name="T4">h4</text:span><text:span text:style-name="T2">&gt;</text:span><text:span text:style-name="T7">The Ambassador of the Czech Republic to Spain pays a visit to the Center of Excellence against Improvised Explosive Devices</text:span><text:span text:style-name="T2">&lt;/</text:span><text:span text:style-name="T4">h4</text:span><text:span text:style-name="T2">&gt;</text:span></text:p>
      <text:p text:style-name="P2">            <text:span text:style-name="T2">&lt;</text:span><text:span text:style-name="T4">img</text:span><text:span text:style-name="T7"> </text:span><text:span text:style-name="T6">src</text:span><text:span text:style-name="T7">=</text:span><text:span text:style-name="T8">"../Photos/newspecial2.jpg"</text:span><text:span text:style-name="T7"> </text:span><text:span text:style-name="T6">class</text:span><text:span text:style-name="T7">=</text:span><text:span text:style-name="T8">"new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newss"</text:span><text:span text:style-name="T2">&gt;</text:span></text:p>
      <text:p text:style-name="P2">            <text:span text:style-name="T2">&lt;</text:span><text:span text:style-name="T4">h3</text:span><text:span text:style-name="T2">&gt;&lt;</text:span><text:span text:style-name="T4">img</text:span><text:span text:style-name="T7"> </text:span><text:span text:style-name="T6">src</text:span><text:span text:style-name="T7">=</text:span><text:span text:style-name="T8">"../Photos/calendar.png"</text:span><text:span text:style-name="T7"> </text:span><text:span text:style-name="T6">class</text:span><text:span text:style-name="T7">=</text:span><text:span text:style-name="T8">"photocalendar"</text:span><text:span text:style-name="T2">&gt;</text:span><text:span text:style-name="T7">12/01/2024</text:span><text:span text:style-name="T2">&lt;/</text:span><text:span text:style-name="T4">h3</text:span><text:span text:style-name="T2">&gt;</text:span></text:p>
      <text:p text:style-name="P2">            <text:span text:style-name="T2">&lt;</text:span><text:span text:style-name="T4">h4</text:span><text:span text:style-name="T2">&gt;</text:span><text:span text:style-name="T7">Lieutenant General Ballenilla assumes the position of Director of the Higher Center for National Defense Studies, and General Guillén takes on the role of Director of the Higher School of the Armed Forces</text:span><text:span text:style-name="T2">&lt;/</text:span><text:span text:style-name="T4">h4</text:span><text:span text:style-name="T2">&gt;</text:span></text:p>
      <text:p text:style-name="P2">            <text:span text:style-name="T2">&lt;</text:span><text:span text:style-name="T4">img</text:span><text:span text:style-name="T7"> </text:span><text:span text:style-name="T6">src</text:span><text:span text:style-name="T7">=</text:span><text:span text:style-name="T8">"../Photos/newspecial3.jpg"</text:span><text:span text:style-name="T7"> </text:span><text:span text:style-name="T6">class</text:span><text:span text:style-name="T7">=</text:span><text:span text:style-name="T8">"new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newss"</text:span><text:span text:style-name="T2">&gt;</text:span></text:p>
      <text:p text:style-name="P2">            <text:span text:style-name="T2">&lt;</text:span><text:span text:style-name="T4">h3</text:span><text:span text:style-name="T2">&gt;&lt;</text:span><text:span text:style-name="T4">img</text:span><text:span text:style-name="T7"> </text:span><text:span text:style-name="T6">src</text:span><text:span text:style-name="T7">=</text:span><text:span text:style-name="T8">"../Photos/calendar.png"</text:span><text:span text:style-name="T7"> </text:span><text:span text:style-name="T6">class</text:span><text:span text:style-name="T7">=</text:span><text:span text:style-name="T8">"photocalendar"</text:span><text:span text:style-name="T2">&gt;</text:span><text:span text:style-name="T7">22/12/2023</text:span><text:span text:style-name="T2">&lt;/</text:span><text:span text:style-name="T4">h3</text:span><text:span text:style-name="T2">&gt;</text:span></text:p>
      <text:p text:style-name="P2">            <text:span text:style-name="T2">&lt;</text:span><text:span text:style-name="T4">h4</text:span><text:span text:style-name="T2">&gt;</text:span><text:span text:style-name="T7">The Joint Cyber Command (CIBERESPACIO/ESPDEF-CERT) recognized as the technical auditing body for the National Security Framework. </text:span><text:span text:style-name="T2">&lt;/</text:span><text:span text:style-name="T4">h4</text:span><text:span text:style-name="T2">&gt;</text:span></text:p>
      <text:p text:style-name="P2">            <text:span text:style-name="T2">&lt;</text:span><text:span text:style-name="T4">img</text:span><text:span text:style-name="T7"> </text:span><text:span text:style-name="T6">src</text:span><text:span text:style-name="T7">=</text:span><text:span text:style-name="T8">"../Photos/newspecial4.jpg"</text:span><text:span text:style-name="T7"> </text:span><text:span text:style-name="T6">class</text:span><text:span text:style-name="T7">=</text:span><text:span text:style-name="T8">"new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newss"</text:span><text:span text:style-name="T2">&gt;</text:span></text:p>
      <text:p text:style-name="P2">            <text:span text:style-name="T2">&lt;</text:span><text:span text:style-name="T4">h3</text:span><text:span text:style-name="T2">&gt;&lt;</text:span><text:span text:style-name="T4">img</text:span><text:span text:style-name="T7"> </text:span><text:span text:style-name="T6">src</text:span><text:span text:style-name="T7">=</text:span><text:span text:style-name="T8">"../Photos/calendar.png"</text:span><text:span text:style-name="T7"> </text:span><text:span text:style-name="T6">class</text:span><text:span text:style-name="T7">=</text:span><text:span text:style-name="T8">"photocalendar"</text:span><text:span text:style-name="T2">&gt;</text:span><text:span text:style-name="T7">21/12/2023</text:span><text:span text:style-name="T2">&lt;/</text:span><text:span text:style-name="T4">h3</text:span><text:span text:style-name="T2">&gt;</text:span></text:p>
      <text:p text:style-name="P2"><text:soft-page-break/>            <text:span text:style-name="T2">&lt;</text:span><text:span text:style-name="T4">h4</text:span><text:span text:style-name="T2">&gt;</text:span><text:span text:style-name="T7">Vice Admiral Alfonso Delgado Moreno, the new Chief of Staff of the Operations Command.</text:span><text:span text:style-name="T2">&lt;/</text:span><text:span text:style-name="T4">h4</text:span><text:span text:style-name="T2">&gt;</text:span></text:p>
      <text:p text:style-name="P2">            <text:span text:style-name="T2">&lt;</text:span><text:span text:style-name="T4">img</text:span><text:span text:style-name="T7"> </text:span><text:span text:style-name="T6">src</text:span><text:span text:style-name="T7">=</text:span><text:span text:style-name="T8">"../Photos/"</text:span><text:span text:style-name="T7"> </text:span><text:span text:style-name="T6">class</text:span><text:span text:style-name="T7">=</text:span><text:span text:style-name="T8">"newsImg"</text:span><text:span text:style-name="T2">&gt;</text:span></text:p>
      <text:p text:style-name="P2">            <text:span text:style-name="T2">&lt;/</text:span><text:span text:style-name="T4">article</text:span><text:span text:style-name="T2">&gt;</text:span></text:p>
      <text:p text:style-name="P2">       <text:span text:style-name="T2">&lt;/</text:span><text:span text:style-name="T4">aside</text:span><text:span text:style-name="T2">&gt;</text:span></text:p>
      <text:p text:style-name="P6"/>
      <text:p text:style-name="P2">    </text:p>
      <text:p text:style-name="P2">       <text:span text:style-name="T2">&lt;</text:span><text:span text:style-name="T4">section</text:span><text:span text:style-name="T7"> </text:span><text:span text:style-name="T6">id</text:span><text:span text:style-name="T7">=</text:span><text:span text:style-name="T8">"afterMain"</text:span><text:span text:style-name="T2">&gt;</text:span></text:p>
      <text:p text:style-name="P2">      <text:span text:style-name="T2">&lt;</text:span><text:span text:style-name="T4">h2</text:span><text:span text:style-name="T2">&gt;</text:span><text:span text:style-name="T7">How to get in</text:span><text:span text:style-name="T2">&lt;/</text:span><text:span text:style-name="T4">h2</text:span><text:span text:style-name="T2">&gt;</text:span></text:p>
      <text:p text:style-name="P2">       <text:span text:style-name="T2">&lt;</text:span><text:span text:style-name="T4">ul</text:span><text:span text:style-name="T7"> </text:span><text:span text:style-name="T6">id</text:span><text:span text:style-name="T7">=</text:span><text:span text:style-name="T8">"howToGetIn"</text:span><text:span text:style-name="T2">&gt;</text:span></text:p>
      <text:p text:style-name="P2">           <text:span text:style-name="T2">&lt;</text:span><text:span text:style-name="T4">li</text:span><text:span text:style-name="T2">&gt;</text:span><text:span text:style-name="T7"> </text:span><text:span text:style-name="T2">&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EMACON</text:span><text:span text:style-name="T2">&lt;/</text:span><text:span text:style-name="T4">p</text:span><text:span text:style-name="T2">&gt;</text:span><text:span text:style-name="T7"> </text:span><text:span text:style-name="T2">&lt;/</text:span><text:span text:style-name="T4">button</text:span><text:span text:style-name="T2">&gt;</text:span><text:span text:style-name="T7"> </text:span><text:span text:style-name="T2">&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MOPS</text:span><text:span text:style-name="T2">&lt;/</text:span><text:span text:style-name="T4">p</text:span><text:span text:style-name="T2">&gt;&lt;/</text:span><text:span text:style-name="T4">button</text:span><text:span text:style-name="T2">&gt;&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CESEDEN</text:span><text:span text:style-name="T2">&lt;/</text:span><text:span text:style-name="T4">p</text:span><text:span text:style-name="T2">&gt;</text:span><text:span text:style-name="T7"> </text:span><text:span text:style-name="T2">&lt;/</text:span><text:span text:style-name="T4">button</text:span><text:span text:style-name="T2">&gt;&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CIFAS</text:span><text:span text:style-name="T2">&lt;/</text:span><text:span text:style-name="T4">p</text:span><text:span text:style-name="T2">&gt;</text:span><text:span text:style-name="T7"> </text:span><text:span text:style-name="T2">&lt;/</text:span><text:span text:style-name="T4">button</text:span><text:span text:style-name="T2">&gt;&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MCCE</text:span><text:span text:style-name="T2">&lt;/</text:span><text:span text:style-name="T4">p</text:span><text:span text:style-name="T2">&gt;</text:span><text:span text:style-name="T7"> </text:span><text:span text:style-name="T2">&lt;/</text:span><text:span text:style-name="T4">button</text:span><text:span text:style-name="T2">&gt;&lt;/</text:span><text:span text:style-name="T4">li</text:span><text:span text:style-name="T2">&gt;</text:span><text:span text:style-name="T7">  </text:span></text:p>
      <text:p text:style-name="P6"/>
      <text:p text:style-name="P2">       <text:span text:style-name="T2">&lt;/</text:span><text:span text:style-name="T4">ul</text:span><text:span text:style-name="T2">&gt;</text:span></text:p>
      <text:p text:style-name="P6"/>
      <text:p text:style-name="P2">       <text:span text:style-name="T2">&lt;</text:span><text:span text:style-name="T4">ul</text:span><text:span text:style-name="T7"> </text:span><text:span text:style-name="T6">id</text:span><text:span text:style-name="T7">=</text:span><text:span text:style-name="T8">"howToGetIn2"</text:span><text:span text:style-name="T2">&gt;</text:span></text:p>
      <text:p text:style-name="P2">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EMACON</text:span><text:span text:style-name="T2">&lt;/</text:span><text:span text:style-name="T4">h2</text:span><text:span text:style-name="T2">&gt;</text:span></text:p>
      <text:p text:style-name="P2">               <text:span text:style-name="T2">&lt;</text:span><text:span text:style-name="T4">p</text:span><text:span text:style-name="T2">&gt;</text:span><text:span text:style-name="T7">The Joint Chief of Defense Staff (EMACON) is the auxiliary command body of the Chief of Defense Staff (JEMAD) in the exercise of its competencies and responsibilities. It will act as the main coordinator of the general activities of the Defense Staff (EMAD).</text:span><text:span text:style-name="T2">&lt;/</text:span><text:span text:style-name="T4">p</text:span><text:span text:style-name="T2">&gt;</text:span></text:p>
      <text:p text:style-name="P6"/>
      <text:p text:style-name="P2">                <text:span text:style-name="T2">&lt;</text:span><text:span text:style-name="T4">p</text:span><text:span text:style-name="T2">&gt;</text:span><text:span text:style-name="T7"> EMACON will support and advise the JEMAD in defining military strategy, military planning, force development, and the strategic conduct of operations. It will lead Military Planning within the framework of Defense Planning, in coordination with the authorities of the Ministry of Defense, the Armies, Navy, and other bodies of EMAD.</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Additionally, EMACON will lead the processes of transforming the military capabilities of the Armed Forces (FAS). The Chief of the Joint Chief of Defense Staff (JEMACON) will hold the position of Chief of Military Transformation and will have a supporting element for this purpose.</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EMACON will assist the JEMAD in undertaking necessary actions to ensure the operational effectiveness of the Armed Forces. It will identify, in coordination with the Armies and Navy, deficiencies in the Joint Force (FC) during its preparation and deployment process. It will analyze those deficiencies that could lead to the need for conceptual development or the creation or update of joint courses, or both simultaneously.</text:span><text:span text:style-name="T2">&lt;/</text:span><text:span text:style-name="T4">p</text:span><text:span text:style-name="T2">&gt;</text:span></text:p>
      <text:p text:style-name="P2">            <text:span text:style-name="T2">&lt;/</text:span><text:span text:style-name="T4">div</text:span><text:span text:style-name="T2">&gt;</text:span><text:span text:style-name="T7">    </text:span></text:p>
      <text:p text:style-name="P2">           <text:span text:style-name="T2">&lt;/</text:span><text:span text:style-name="T4">li</text:span><text:span text:style-name="T2">&gt;</text:span></text:p>
      <text:p text:style-name="P2">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text:soft-page-break/>                <text:span text:style-name="T2">&lt;</text:span><text:span text:style-name="T4">h2</text:span><text:span text:style-name="T2">&gt;</text:span><text:span text:style-name="T7">MOPS</text:span><text:span text:style-name="T2">&lt;/</text:span><text:span text:style-name="T4">h2</text:span><text:span text:style-name="T2">&gt;</text:span></text:p>
      <text:p text:style-name="P2">                <text:span text:style-name="T2">&lt;</text:span><text:span text:style-name="T4">p</text:span><text:span text:style-name="T2">&gt;</text:span><text:span text:style-name="T7">The Operations Command (MOPS) will serve as the entity responsible at its level for operational planning, leadership, and monitoring of military operations, both of a national nature and those multinational operations with Spanish participation, when Spain assumes leadership. It will also be responsible for directing the sustainment of non-permanent military operations.</text:span><text:span text:style-name="T2">&lt;/</text:span><text:span text:style-name="T4">p</text:span><text:span text:style-name="T2">&gt;</text:span></text:p>
      <text:p text:style-name="P6"/>
      <text:p text:style-name="P2">                <text:span text:style-name="T2">&lt;</text:span><text:span text:style-name="T4">p</text:span><text:span text:style-name="T2">&gt;</text:span><text:span text:style-name="T7">The MOPS will provide advice to the Chief of Defense Staff (JEMAD) in strategic planning and operational leadership of operations. It will also advise the JEMAD, from an operational perspective, on the participation of Spanish forces in operations, monitoring their performance within the multinational operational chain. Similarly, it will provide operational advice on the participation of Spanish forces in joint-combined exercises that are not of national responsibility.</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MOPS will undertake the planning and leadership of designated exercises, formulate guidelines for the training and readiness of commanders and forces assigned to the operational structure, overseeing their preparation and evaluating their operational readiness to contribute to ensuring their operational effectivenes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Commander of the MOPS (CMOPS) will exercise command over forces under their authority in accordance with established plans and propose the activation of the Joint Multinational Headquarters (ES-OHQ) when designated to lead a European Union or other international organization for security and defense (OISD) operation.</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coordinate the meteorological support needs of the Armed Forces, including those resulting from Spain's integration into OISD. To achieve this, it will adhere to the agreement between the Ministry of Defense and the State Meteorological Agency for providing meteorological support to the Armed Forces, published by resolution on January 2, 2020, from the Subsecretariat, or its subsequent update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ogether with EMACON and JAE, the MOPS will coordinate the administration of resources allocated to finance the participation of the Armed Forces in peacekeeping and humanitarian aid operations assigned to EMAD, as well as other designated operation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identify and report on unforeseen needs that may arise during the defense planning cycle, related to ongoing operations, and linked to force security and effectivenes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MOPS is structured into the Command, Second Command, Staff of the Operations Command (EMMOPS), Joint Special Operations Command (MCOE), Core of the Joint Multinational Headquarters (ES-OHQ), and the Security and Services Headquarters of Retamares (JESES-RETAMARE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o support the CMOPS's missions, the Command will have a Secretariat (SEC-MOPS) and a Studies Unit (UE-MOPS).</text:span><text:span text:style-name="T2">&lt;/</text:span><text:span text:style-name="T4">p</text:span><text:span text:style-name="T2">&gt;</text:span></text:p>
      <text:p text:style-name="P2"><text:soft-page-break/>                </text:p>
      <text:p text:style-name="P2">                <text:span text:style-name="T2">&lt;</text:span><text:span text:style-name="T4">p</text:span><text:span text:style-name="T2">&gt;</text:span><text:span text:style-name="T7">Officers of liaison who must be accredited before the CMOPS, collaborating in operational tasks of representation and information exchange, will be assigned to the MOPS according to established term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CMOPS will perform the functions of the Head of the Retamares Base.</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Heraldic description: 'Azure, three swords argent. In fess, a chain of gold with seven links, where the even-positioned links are pierced by the swords. A bordure argent charged with six nails of the same metal and, in abysm, the motto "CUSTODIAE PACI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swords represent the three branches of the military (Army, Navy, and Air Force), all of equal size and height to signify equal importance. The chain connecting the swords symbolizes the joint action of the three branches. The motto "Custodiae Pacis" means "(we are) the guardians of peace."</text:span><text:span text:style-name="T2">&lt;/</text:span><text:span text:style-name="T4">p</text:span><text:span text:style-name="T2">&gt;</text:span></text:p>
      <text:p text:style-name="P2">                 <text:span text:style-name="T2">&lt;/</text:span><text:span text:style-name="T4">div</text:span><text:span text:style-name="T2">&gt;</text:span></text:p>
      <text:p text:style-name="P2">            <text:span text:style-name="T2">&lt;/</text:span><text:span text:style-name="T4">li</text:span><text:span text:style-name="T2">&gt;</text:span></text:p>
      <text:p text:style-name="P6"/>
      <text:p text:style-name="P2">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CESEDEN</text:span><text:span text:style-name="T2">&lt;/</text:span><text:span text:style-name="T4">h2</text:span><text:span text:style-name="T2">&gt;</text:span></text:p>
      <text:p text:style-name="P2">                    <text:span text:style-name="T2">&lt;</text:span><text:span text:style-name="T4">p</text:span><text:span text:style-name="T2">&gt;</text:span><text:span text:style-name="T7">The Higher Center for National Defense Studies (CESEDEN), the primary joint military educational institution, will be responsible for planning and delivering courses on Advanced Studies in National Defense. It will also design the curricula and profiles for entry and exit from joint refinement courses, plan and deliver those determined, as well as plan, coordinate, and oversee joint courses offered at other military educational institutions in coordination with the Armies and Navy.</text:span><text:span text:style-name="T2">&lt;/</text:span><text:span text:style-name="T4">p</text:span><text:span text:style-name="T2">&gt;</text:span></text:p>
      <text:p text:style-name="P6"/>
      <text:p text:style-name="P2">                    <text:span text:style-name="T2">&lt;</text:span><text:span text:style-name="T4">p</text:span><text:span text:style-name="T2">&gt;</text:span><text:span text:style-name="T7">CESEDEN will promote cooperation, through relevant agreements, with other areas of the Administration and establish collaborations with universities, Defense University Centers, and other public and private entities. It will drive the development of agreements with these entities and universities that support the achievement of its objective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CESEDEN will be responsible for researching and promoting studies on topics related to Security, Defense, and Military History, contributing to the dissemination of Defense Culture. Additionally, it will promote the development and implementation of innovative processes and technologies that enhance military education and research in Security and Defense.</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n the performance of its activities, CESEDEN will functionally depend on the Ministry of Defense Sub-Secretariat for matters related to military education and the General Secretariat of Defense Policy for matters related to the dissemination of Security and Defense Culture.</text:span><text:span text:style-name="T2">&lt;/</text:span><text:span text:style-name="T4">p</text:span><text:span text:style-name="T2">&gt;</text:span><text:span text:style-name="T7">                 </text:span></text:p>
      <text:p text:style-name="P2">                     <text:span text:style-name="T2">&lt;/</text:span><text:span text:style-name="T4">div</text:span><text:span text:style-name="T2">&gt;</text:span></text:p>
      <text:p text:style-name="P2">            <text:span text:style-name="T2">&lt;/</text:span><text:span text:style-name="T4">li</text:span><text:span text:style-name="T2">&gt;</text:span></text:p>
      <text:p text:style-name="P2"><text:soft-page-break/>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CIFAS</text:span><text:span text:style-name="T2">&lt;/</text:span><text:span text:style-name="T4">h2</text:span><text:span text:style-name="T2">&gt;</text:span></text:p>
      <text:p text:style-name="P2">                        <text:span text:style-name="T2">&lt;</text:span><text:span text:style-name="T4">p</text:span><text:span text:style-name="T2">&gt;</text:span><text:span text:style-name="T7">The Armed Forces Intelligence Center (CIFAS) will be the entity responsible for providing the Minister of Defense, through the Chief of Defense Staff (JEMAD), and the Department authorities with accurate military intelligence to alert about international situations capable of generating crises affecting National Defense. It will also provide necessary support within its scope for military operations.</text:span><text:span text:style-name="T2">&lt;/</text:span><text:span text:style-name="T4">p</text:span><text:span text:style-name="T2">&gt;</text:span></text:p>
      <text:p text:style-name="P6"/>
      <text:p text:style-name="P2">                        <text:span text:style-name="T2">&lt;</text:span><text:span text:style-name="T4">p</text:span><text:span text:style-name="T2">&gt;</text:span><text:span text:style-name="T7">The JEMAD will establish the conditions under which CIFAS will support the MOPS in determined military operations. Additionally, it will advise the JEMAD and the Chiefs of Staff of the Armies and Navy on military counterintelligence and security within the organic structure of the Armed Forces. Furthermore, it will contribute to advising the JEMAD at the strategic level of military operations. The Director of CIFAS will be the Head of Security within the EMAD.</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CIFAS will direct and coordinate the use of joint intelligence, surveillance, and reconnaissance (ISR) systems, as well as coordinate with relevant authorities for the exploitation of information from specific ISR system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rough the JEMAD, it will provide the necessary intelligence to the Chiefs of Staff of the Armies and Navy for the development of Force preparation activitie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address requests for intelligence information from the Ministry of Defense authorities within its competencie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n coordination with the MOPS, it will plan, direct, and, if necessary, execute actions related to geospatial information in the defense field for operations. For these purposes, the corresponding bodies of the Armies and Navy maintain a functional dependence on the Armed Forces Intelligence Center.</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define, in collaboration with EMACON and MCCE, the operational requirements of Earth Observation Systems due to their impact on Image Intelligence.</text:span><text:span text:style-name="T2">&lt;/</text:span><text:span text:style-name="T4">p</text:span><text:span text:style-name="T2">&gt;</text:span><text:span text:style-name="T7">                        </text:span></text:p>
      <text:p text:style-name="P2">                         <text:span text:style-name="T2">&lt;/</text:span><text:span text:style-name="T4">div</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MCEE</text:span><text:span text:style-name="T2">&lt;/</text:span><text:span text:style-name="T4">h2</text:span><text:span text:style-name="T2">&gt;</text:span></text:p>
      <text:p text:style-name="P2">            <text:span text:style-name="T2">&lt;</text:span><text:span text:style-name="T4">p</text:span><text:span text:style-name="T2">&gt;</text:span><text:span text:style-name="T7">The Joint Cyberspace Command (MCCE) will be the entity responsible for planning, directing, coordinating, controlling, and executing actions to ensure the freedom of action of the Armed Forces (FAS) in the cyberspace domain. To fulfill its mission, it will plan, direct, coordinate, control, and execute military operations in cyberspace in accordance with current operational plans. In the scope of these operations, it will take necessary actions to ensure the survival of physical, logical, and virtual elements critical to Defense and the FAS. Additionally, it will </text:span><text:soft-page-break/><text:span text:style-name="T7">provide CIS support to the EMAD structure and be responsible for cipher teams and assigned crypto keys.</text:span><text:span text:style-name="T2">&lt;/</text:span><text:span text:style-name="T4">p</text:span><text:span text:style-name="T2">&gt;</text:span></text:p>
      <text:p text:style-name="P6"/>
      <text:p text:style-name="P2">            <text:span text:style-name="T2">&lt;</text:span><text:span text:style-name="T4">p</text:span><text:span text:style-name="T2">&gt;</text:span><text:span text:style-name="T7">It will ensure the authority of the Chief of Defense Staff (JEMAD) over the Integral Defense Information Infrastructure (I3D) in the operational domain, in line with specific agreements between JEMAD and the Secretary of State for Defense. It will prioritize service provision to meet the operational needs of the FAS. The MCCE will collaborate in the digital transformation of the Ministry of Defense within the EMAD, in coordination and following the directives of the EMACON.</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MCCE will advise the JEMAD on all matters within its responsibility and represent the FAS in its competencies before international security and defense organizations (OISD), in coordination with agencies responsible for related area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support EMACON in the planning of capabilities within its responsibility. Furthermore, in collaboration with EMACON, it will define operational requirements, monitor the acquisition and sustainment of Cyber Defense means, joint Command and Control information systems (CIS), Electronic Warfare, Navigation and Identification, and Earth Observation Systems (in this case, also in collaboration with CIFAS), ensuring their interoperability and integration with those specific to the Armies, Navy, and OISD.</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MCCE will include the Ministry of Defense Computer Emergency Response Team (CERT), referred to as ESPDEF-CERT.</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be responsible for defining, directing, and coordinating awareness, training, and joint training in cyberspace within its competencies, collaborating with relevant authorities. Additionally, it may propose joint training needs. Regarding education, it will keep the Human Resources Directorate (JRRHH) and CESEDEN informed.</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It will contribute MCCE resources to the Joint, Intelligence, Surveillance, and Reconnaissance (JISR) process in collaboration with MOPS and CIFAS, within the framework of the Armed Forces Intelligence System and military operations.</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MCCE will be responsible for managing the electromagnetic spectrum assigned to the FAS and coordinating the orbit-electromagnetic spectrum resources of military satellites. It will conduct security audits on joint information and telecommunications systems of the Armed Forces and others assigned by the JEMAD.</text:span><text:span text:style-name="T2">&lt;/</text:span><text:span text:style-name="T4">p</text:span><text:span text:style-name="T2">&gt;</text:span></text:p>
      <text:p text:style-name="P2">            </text:p>
      <text:p text:style-name="P2">            <text:span text:style-name="T2">&lt;</text:span><text:span text:style-name="T4">p</text:span><text:span text:style-name="T2">&gt;</text:span><text:span text:style-name="T7">The Commander of the Joint Cyberspace Command (CMCCE), as the representative of the Ministry of Defense in the National Cybersecurity Council, will keep the JEMAD informed of the discussions in this Council. It will maintain and encourage cooperation with the National Security Department, other national reference CERTs (National Institute of Cybersecurity and the National Cryptologic Center), and entities responsible for Cybersecurity and Cyber Intelligence, both nationally and internationally, the latter in coordination with EMACON.</text:span><text:span text:style-name="T2">&lt;/</text:span><text:span text:style-name="T4">p</text:span><text:span text:style-name="T2">&gt;</text:span></text:p>
      <text:p text:style-name="P2"><text:soft-page-break/>            </text:p>
      <text:p text:style-name="P2">            <text:span text:style-name="T2">&lt;</text:span><text:span text:style-name="T4">p</text:span><text:span text:style-name="T2">&gt;</text:span><text:span text:style-name="T7">The CMCCE will be responsible for the Information Security Area in the Information and Telecommunications Systems (SEGINFOSIT) of the Ministry of Defense, according to the competencies granted by current regulations on Information Security of the Ministry of Defense.</text:span><text:span text:style-name="T2">&lt;/</text:span><text:span text:style-name="T4">p</text:span><text:span text:style-name="T2">&gt;</text:span></text:p>
      <text:p text:style-name="P2">            </text:p>
      <text:p text:style-name="P2">             <text:span text:style-name="T2">&lt;/</text:span><text:span text:style-name="T4">div</text:span><text:span text:style-name="T2">&gt;</text:span></text:p>
      <text:p text:style-name="P1"><text:span text:style-name="T1">&lt;/</text:span><text:span text:style-name="T3">li</text:span><text:span text:style-name="T1">&gt;</text:span></text:p>
      <text:p text:style-name="P2">       <text:span text:style-name="T2">&lt;/</text:span><text:span text:style-name="T4">ul</text:span><text:span text:style-name="T2">&gt;</text:span></text:p>
      <text:p text:style-name="P2">   <text:span text:style-name="T2">&lt;/</text:span><text:span text:style-name="T4">p</text:span><text:span text:style-name="T2">&gt;</text:span><text:span text:style-name="T7">  </text:span></text:p>
      <text:p text:style-name="P2">    <text:span text:style-name="T2">&lt;</text:span><text:span text:style-name="T4">h2</text:span><text:span text:style-name="T2">&gt;</text:span><text:span text:style-name="T7">Spanish Forces</text:span><text:span text:style-name="T2">&lt;/</text:span><text:span text:style-name="T4">h2</text:span><text:span text:style-name="T2">&gt;</text:span></text:p>
      <text:p text:style-name="P2">        <text:span text:style-name="T2">&lt;</text:span><text:span text:style-name="T4">table</text:span><text:span text:style-name="T7"> </text:span><text:span text:style-name="T6">id</text:span><text:span text:style-name="T7">=</text:span><text:span text:style-name="T8">"forces"</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https://emad.defensa.gob.es/unidades/emacon/?__locale=es"</text:span><text:span text:style-name="T2">&gt;&lt;</text:span><text:span text:style-name="T4">img</text:span><text:span text:style-name="T7"> </text:span><text:span text:style-name="T6">src</text:span><text:span text:style-name="T7">=</text:span><text:span text:style-name="T8">"../Photos/emacon1.jp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https://emad.defensa.gob.es/unidades/mops/"</text:span><text:span text:style-name="T2">&gt;&lt;</text:span><text:span text:style-name="T4">img</text:span><text:span text:style-name="T7"> </text:span><text:span text:style-name="T6">src</text:span><text:span text:style-name="T7">=</text:span><text:span text:style-name="T8">"../Photos/emacon2.jp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https://emad.defensa.gob.es/unidades/ceseden/"</text:span><text:span text:style-name="T2">&gt;&lt;</text:span><text:span text:style-name="T4">img</text:span><text:span text:style-name="T7"> </text:span><text:span text:style-name="T6">src</text:span><text:span text:style-name="T7">=</text:span><text:span text:style-name="T8">"../Photos/emacon3.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https://emad.defensa.gob.es/unidades/cifas/"</text:span><text:span text:style-name="T2">&gt;&lt;</text:span><text:span text:style-name="T4">img</text:span><text:span text:style-name="T7"> </text:span><text:span text:style-name="T6">src</text:span><text:span text:style-name="T7">=</text:span><text:span text:style-name="T8">"../Photos/emacon4.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https://emad.defensa.gob.es/unidades/mcce/"</text:span><text:span text:style-name="T2">&gt;&lt;</text:span><text:span text:style-name="T4">img</text:span><text:span text:style-name="T7"> </text:span><text:span text:style-name="T6">src</text:span><text:span text:style-name="T7">=</text:span><text:span text:style-name="T8">"../Photos/emacon5.jp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6"/>
      <text:p text:style-name="P2">        <text:span text:style-name="T2">&lt;/</text:span><text:span text:style-name="T4">tr</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https://emad.defensa.gob.es/unidades/emacon/?__locale=es"</text:span><text:span text:style-name="T7"> </text:span><text:span text:style-name="T6">class</text:span><text:span text:style-name="T7">=</text:span><text:span text:style-name="T8">"noLine"</text:span><text:span text:style-name="T2">&gt;</text:span><text:span text:style-name="T7">EMACON</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https://emad.defensa.gob.es/unidades/mops/"</text:span><text:span text:style-name="T7"> </text:span><text:span text:style-name="T6">class</text:span><text:span text:style-name="T7">=</text:span><text:span text:style-name="T8">"noLine"</text:span><text:span text:style-name="T2">&gt;</text:span><text:span text:style-name="T7">MOPS</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https://emad.defensa.gob.es/unidades/ceseden/"</text:span><text:span text:style-name="T7"> </text:span><text:span text:style-name="T6">class</text:span><text:span text:style-name="T7">=</text:span><text:span text:style-name="T8">"noLine"</text:span><text:span text:style-name="T2">&gt;</text:span><text:span text:style-name="T7">CESEDEN</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https://emad.defensa.gob.es/unidades/cifas/"</text:span><text:span text:style-name="T7"> </text:span><text:span text:style-name="T6">class</text:span><text:span text:style-name="T7">=</text:span><text:span text:style-name="T8">"noLine"</text:span><text:span text:style-name="T2">&gt;</text:span><text:span text:style-name="T7">CIFAS</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https://emad.defensa.gob.es/unidades/mcce/"</text:span><text:span text:style-name="T7"> </text:span><text:span text:style-name="T6">class</text:span><text:span text:style-name="T7">=</text:span><text:span text:style-name="T8">"noLine"</text:span><text:span text:style-name="T2">&gt;</text:span><text:span text:style-name="T7">MCCE</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r</text:span><text:span text:style-name="T2">&gt;</text:span></text:p>
      <text:p text:style-name="P2">    <text:span text:style-name="T2">&lt;/</text:span><text:span text:style-name="T4">table</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footer</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7">You can contact Ada by: </text:span><text:span text:style-name="T2">&lt;</text:span><text:span text:style-name="T4">br</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2">&lt;</text:span><text:span text:style-name="T4">a</text:span><text:span text:style-name="T7"> </text:span><text:span text:style-name="T6">href</text:span><text:span text:style-name="T7">=</text:span><text:span text:style-name="T8">mailto:aurbina@york.citycollege.eu</text:span><text:span text:style-name="T2">&gt;&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mail.jpg"</text:span><text:span text:style-name="T2">&gt;&lt;/</text:span><text:span text:style-name="T4">a</text:span><text:span text:style-name="T2">&gt;</text:span></text:p>
      <text:p text:style-name="P2"><text:soft-page-break/>          <text:span text:style-name="T2">&lt;</text:span><text:span text:style-name="T4">a</text:span><text:span text:style-name="T7"> </text:span><text:span text:style-name="T6">href</text:span><text:span text:style-name="T7">=</text:span><text:span text:style-name="T8">"https://www.instagram.com/_adaa425/"</text:span><text:span text:style-name="T2">&gt;</text:span><text:span text:style-name="T7"> </text:span><text:span text:style-name="T2">&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Insta.jpg"</text:span><text:span text:style-name="T2">&gt;&lt;/</text:span><text:span text:style-name="T4">a</text:span><text:span text:style-name="T2">&gt;</text:span><text:span text:style-name="T7">   </text:span></text:p>
      <text:p text:style-name="P2">          <text:span text:style-name="T2">&lt;</text:span><text:span text:style-name="T4">a</text:span><text:span text:style-name="T7"> </text:span><text:span text:style-name="T6">href</text:span><text:span text:style-name="T7">=</text:span><text:span text:style-name="T8">"https://www.facebook.com/profile.php?id=61552837576231"</text:span><text:span text:style-name="T2">&gt;</text:span><text:span text:style-name="T7"> </text:span><text:span text:style-name="T2">&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facebook.jpg"</text:span><text:span text:style-name="T2">&gt;&lt;/</text:span><text:span text:style-name="T4">a</text:span><text:span text:style-name="T2">&gt;</text:span><text:span text:style-name="T7"> </text:span></text:p>
      <text:p text:style-name="P2">       <text:span text:style-name="T2">&lt;/</text:span><text:span text:style-name="T4">p</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7">If you want to know more about Ada Urbina please click </text:span><text:span text:style-name="T2">&lt;</text:span><text:span text:style-name="T4">a</text:span><text:span text:style-name="T7"> </text:span><text:span text:style-name="T6">href</text:span><text:span text:style-name="T7">=</text:span><text:span text:style-name="T8">"../Students/ada.html"</text:span><text:span text:style-name="T2">&gt;</text:span><text:span text:style-name="T7">here</text:span><text:span text:style-name="T2">&lt;/</text:span><text:span text:style-name="T4">a</text:span><text:span text:style-name="T2">&gt;</text:span><text:span text:style-name="T7">.</text:span></text:p>
      <text:p text:style-name="P2">       <text:span text:style-name="T2">&lt;/</text:span><text:span text:style-name="T4">p</text:span><text:span text:style-name="T2">&gt;&lt;/</text:span><text:span text:style-name="T4">p</text:span><text:span text:style-name="T2">&gt;</text:span></text:p>
      <text:p text:style-name="P6"/>
      <text:p text:style-name="P2">        <text:span text:style-name="T2">&lt;</text:span><text:span text:style-name="T4">a</text:span><text:span text:style-name="T7"> </text:span><text:span text:style-name="T6">href</text:span><text:span text:style-name="T7">=</text:span><text:span text:style-name="T8">"#beg"</text:span><text:span text:style-name="T2">&gt;&lt;</text:span><text:span text:style-name="T4">img</text:span><text:span text:style-name="T7"> </text:span><text:span text:style-name="T6">src</text:span><text:span text:style-name="T7">=</text:span><text:span text:style-name="T8">"../Photos/up.png"</text:span><text:span text:style-name="T7"> </text:span><text:span text:style-name="T6">id</text:span><text:span text:style-name="T7">=</text:span><text:span text:style-name="T8">"upImg"</text:span><text:span text:style-name="T2">&gt;&lt;/</text:span><text:span text:style-name="T4">a</text:span><text:span text:style-name="T2">&gt;</text:span></text:p>
      <text:p text:style-name="P2">       <text:span text:style-name="T2">&lt;/</text:span><text:span text:style-name="T4">footer</text:span><text:span text:style-name="T2">&gt;</text:span></text:p>
      <text:p text:style-name="P6"/>
      <text:p text:style-name="P2">        <text:span text:style-name="T2">&lt;</text:span><text:span text:style-name="T4">script</text:span><text:span text:style-name="T2">&gt;</text:span></text:p>
      <text:p text:style-name="P2"><text:span text:style-name="T11">        </text:span><text:span text:style-name="T4">var</text:span><text:span text:style-name="T12"> </text:span><text:span text:style-name="T6">imgRank</text:span><text:span text:style-name="T12"> = </text:span><text:span text:style-name="T6">document</text:span><text:span text:style-name="T12">.</text:span><text:span text:style-name="T13">getElementsByClassName</text:span><text:span text:style-name="T12">(</text:span><text:span text:style-name="T8">"rankimg"</text:span><text:span text:style-name="T12">);</text:span></text:p>
      <text:p text:style-name="P2"><text:span text:style-name="T11">    </text:span><text:span text:style-name="T4">var</text:span><text:span text:style-name="T12"> </text:span><text:span text:style-name="T6">wordRank</text:span><text:span text:style-name="T12"> = </text:span><text:span text:style-name="T6">document</text:span><text:span text:style-name="T12">.</text:span><text:span text:style-name="T13">getElementsByClassName</text:span><text:span text:style-name="T12">(</text:span><text:span text:style-name="T8">"ranksWord"</text:span><text:span text:style-name="T12">);</text:span></text:p>
      <text:p text:style-name="P2"><text:span text:style-name="T11">    </text:span><text:span text:style-name="T14">Array</text:span><text:span text:style-name="T12">.</text:span><text:span text:style-name="T13">from</text:span><text:span text:style-name="T12">(</text:span><text:span text:style-name="T6">wordRank</text:span><text:span text:style-name="T12">).</text:span><text:span text:style-name="T13">forEach</text:span><text:span text:style-name="T12">(</text:span><text:span text:style-name="T4">function</text:span><text:span text:style-name="T12"> (</text:span><text:span text:style-name="T6">words</text:span><text:span text:style-name="T12">, </text:span><text:span text:style-name="T6">index</text:span><text:span text:style-name="T12">) {</text:span></text:p>
      <text:p text:style-name="P2"><text:span text:style-name="T11">    </text:span><text:span text:style-name="T6">words</text:span><text:span text:style-name="T12">.</text:span><text:span text:style-name="T13">addEventListener</text:span><text:span text:style-name="T12">(</text:span><text:span text:style-name="T8">"mouseover"</text:span><text:span text:style-name="T12">, </text:span><text:span text:style-name="T4">function</text:span><text:span text:style-name="T12"> () {</text:span></text:p>
      <text:p text:style-name="P2"><text:span text:style-name="T11">         </text:span><text:span text:style-name="T14">Array</text:span><text:span text:style-name="T12">.</text:span><text:span text:style-name="T13">from</text:span><text:span text:style-name="T12">(</text:span><text:span text:style-name="T6">imgRank</text:span><text:span text:style-name="T12">).</text:span><text:span text:style-name="T13">forEach</text:span><text:span text:style-name="T12">(</text:span><text:span text:style-name="T4">function</text:span><text:span text:style-name="T12"> (</text:span><text:span text:style-name="T6">img</text:span><text:span text:style-name="T12">, </text:span><text:span text:style-name="T6">imgIndex</text:span><text:span text:style-name="T12">) {</text:span></text:p>
      <text:p text:style-name="P2"><text:span text:style-name="T11">            </text:span><text:span text:style-name="T15">if</text:span><text:span text:style-name="T12"> (</text:span><text:span text:style-name="T6">imgIndex</text:span><text:span text:style-name="T12"> !== </text:span><text:span text:style-name="T6">index</text:span><text:span text:style-name="T12">) {</text:span></text:p>
      <text:p text:style-name="P2"><text:span text:style-name="T11">                </text:span><text:span text:style-name="T6">img</text:span><text:span text:style-name="T12">.</text:span><text:span text:style-name="T6">style</text:span><text:span text:style-name="T12">.</text:span><text:span text:style-name="T6">opacity</text:span><text:span text:style-name="T12"> = </text:span><text:span text:style-name="T8">"0.4"</text:span><text:span text:style-name="T12">; </text:span></text:p>
      <text:p text:style-name="P3">            <text:span text:style-name="T7">}</text:span></text:p>
      <text:p text:style-name="P3">        <text:span text:style-name="T7">});</text:span></text:p>
      <text:p text:style-name="P3">    <text:span text:style-name="T7">});</text:span></text:p>
      <text:p text:style-name="P2"><text:span text:style-name="T11">    </text:span><text:span text:style-name="T6">words</text:span><text:span text:style-name="T12">.</text:span><text:span text:style-name="T13">addEventListener</text:span><text:span text:style-name="T12">(</text:span><text:span text:style-name="T8">"mouseout"</text:span><text:span text:style-name="T12">, </text:span><text:span text:style-name="T4">function</text:span><text:span text:style-name="T12"> () {</text:span></text:p>
      <text:p text:style-name="P2"><text:span text:style-name="T11">        </text:span><text:span text:style-name="T14">Array</text:span><text:span text:style-name="T12">.</text:span><text:span text:style-name="T13">from</text:span><text:span text:style-name="T12">(</text:span><text:span text:style-name="T6">imgRank</text:span><text:span text:style-name="T12">).</text:span><text:span text:style-name="T13">forEach</text:span><text:span text:style-name="T12">(</text:span><text:span text:style-name="T4">function</text:span><text:span text:style-name="T12"> (</text:span><text:span text:style-name="T6">img</text:span><text:span text:style-name="T12">) {</text:span></text:p>
      <text:p text:style-name="P2"><text:span text:style-name="T11">            </text:span><text:span text:style-name="T6">img</text:span><text:span text:style-name="T12">.</text:span><text:span text:style-name="T6">style</text:span><text:span text:style-name="T12">.</text:span><text:span text:style-name="T6">opacity</text:span><text:span text:style-name="T12"> = </text:span><text:span text:style-name="T8">"1"</text:span><text:span text:style-name="T12">; </text:span></text:p>
      <text:p text:style-name="P3">        <text:span text:style-name="T7">});</text:span></text:p>
      <text:p text:style-name="P3">    <text:span text:style-name="T7">});</text:span></text:p>
      <text:p text:style-name="P1"><text:span text:style-name="T11">});</text:span><text:span text:style-name="T9">/*When the mouse is over the correspondant word the img the rest of the img are going to blush to 0.4 and the </text:span></text:p>
      <text:p text:style-name="P4">proper img is not going to do that</text:p>
      <text:p text:style-name="P5"> <text:span text:style-name="T7">for that we need to add the event listener of mouseon the correspondent img is going to remain 1 of opacity and the rest are going to have an opacity of </text:span></text:p>
      <text:p text:style-name="P5"> <text:span text:style-name="T7">0.4; for that we are using the array for the img and the wordranks; for conect the correspondent words with the img; */</text:span></text:p>
      <text:p text:style-name="P6"/>
      <text:p text:style-name="P2"><text:span text:style-name="T11">        </text:span><text:span text:style-name="T4">var</text:span><text:span text:style-name="T12"> </text:span><text:span text:style-name="T6">rankImg</text:span><text:span text:style-name="T12"> = </text:span><text:span text:style-name="T6">document</text:span><text:span text:style-name="T12">.</text:span><text:span text:style-name="T13">getElementsByClassName</text:span><text:span text:style-name="T12">(</text:span><text:span text:style-name="T8">"rankimg"</text:span><text:span text:style-name="T12">);</text:span></text:p>
      <text:p text:style-name="P2"><text:span text:style-name="T11">        </text:span><text:span text:style-name="T4">var</text:span><text:span text:style-name="T12"> </text:span><text:span text:style-name="T6">ranksWord</text:span><text:span text:style-name="T12"> = </text:span><text:span text:style-name="T6">document</text:span><text:span text:style-name="T12">.</text:span><text:span text:style-name="T13">getElementsByClassName</text:span><text:span text:style-name="T12">(</text:span><text:span text:style-name="T8">"ranksWord"</text:span><text:span text:style-name="T12">);</text:span></text:p>
      <text:p text:style-name="P2"><text:span text:style-name="T11">        </text:span><text:span text:style-name="T14">Array</text:span><text:span text:style-name="T12">.</text:span><text:span text:style-name="T13">from</text:span><text:span text:style-name="T12">(</text:span><text:span text:style-name="T6">rankImg</text:span><text:span text:style-name="T12">).</text:span><text:span text:style-name="T13">forEach</text:span><text:span text:style-name="T12">(</text:span><text:span text:style-name="T4">function</text:span><text:span text:style-name="T12">(</text:span><text:span text:style-name="T6">img</text:span><text:span text:style-name="T12">, </text:span><text:span text:style-name="T6">index</text:span><text:span text:style-name="T12">){</text:span></text:p>
      <text:p text:style-name="P2"><text:span text:style-name="T11">            </text:span><text:span text:style-name="T6">img</text:span><text:span text:style-name="T12">.</text:span><text:span text:style-name="T13">addEventListener</text:span><text:span text:style-name="T12">(</text:span><text:span text:style-name="T8">"mouseover"</text:span><text:span text:style-name="T12">, </text:span><text:span text:style-name="T4">function</text:span><text:span text:style-name="T12">(){</text:span></text:p>
      <text:p text:style-name="P2"><text:span text:style-name="T11">                </text:span><text:span text:style-name="T14">Array</text:span><text:span text:style-name="T12">.</text:span><text:span text:style-name="T13">from</text:span><text:span text:style-name="T12">(</text:span><text:span text:style-name="T6">ranksWord</text:span><text:span text:style-name="T12">).</text:span><text:span text:style-name="T13">forEach</text:span><text:span text:style-name="T12">(</text:span><text:span text:style-name="T4">function</text:span><text:span text:style-name="T12">(</text:span><text:span text:style-name="T6">word</text:span><text:span text:style-name="T12">){</text:span></text:p>
      <text:p text:style-name="P2"><text:span text:style-name="T11">                    </text:span><text:span text:style-name="T6">word</text:span><text:span text:style-name="T12">.</text:span><text:span text:style-name="T6">style</text:span><text:span text:style-name="T12">.</text:span><text:span text:style-name="T6">backgroundColor</text:span><text:span text:style-name="T12">=</text:span><text:span text:style-name="T8">""</text:span><text:span text:style-name="T12">;</text:span></text:p>
      <text:p text:style-name="P3">                <text:span text:style-name="T7">});</text:span></text:p>
      <text:p text:style-name="P2"><text:span text:style-name="T11">                </text:span><text:span text:style-name="T6">ranksWord</text:span><text:span text:style-name="T12">[</text:span><text:span text:style-name="T6">index</text:span><text:span text:style-name="T12">].</text:span><text:span text:style-name="T6">style</text:span><text:span text:style-name="T12">.</text:span><text:span text:style-name="T6">backgroundColor</text:span><text:span text:style-name="T12">=</text:span><text:span text:style-name="T8">"yellow"</text:span><text:span text:style-name="T12">;</text:span></text:p>
      <text:p text:style-name="P3">            <text:span text:style-name="T7">});</text:span></text:p>
      <text:p text:style-name="P6"/>
      <text:p text:style-name="P2"><text:soft-page-break/><text:span text:style-name="T11">            </text:span><text:span text:style-name="T6">img</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4">Array</text:span><text:span text:style-name="T12">.</text:span><text:span text:style-name="T13">from</text:span><text:span text:style-name="T12">(</text:span><text:span text:style-name="T6">ranksWord</text:span><text:span text:style-name="T12">).</text:span><text:span text:style-name="T13">forEach</text:span><text:span text:style-name="T12">(</text:span><text:span text:style-name="T4">function</text:span><text:span text:style-name="T12">(</text:span><text:span text:style-name="T6">word</text:span><text:span text:style-name="T12">){</text:span></text:p>
      <text:p text:style-name="P2"><text:span text:style-name="T11">                    </text:span><text:span text:style-name="T6">word</text:span><text:span text:style-name="T12">.</text:span><text:span text:style-name="T6">style</text:span><text:span text:style-name="T12">.</text:span><text:span text:style-name="T6">backgroundColor</text:span><text:span text:style-name="T12">=</text:span><text:span text:style-name="T8">""</text:span><text:span text:style-name="T12">;</text:span></text:p>
      <text:p text:style-name="P3">                <text:span text:style-name="T7">});</text:span></text:p>
      <text:p text:style-name="P3">            <text:span text:style-name="T7">});</text:span></text:p>
      <text:p text:style-name="P2"><text:span text:style-name="T11">        </text:span><text:span text:style-name="T12">});</text:span><text:span text:style-name="T10">/*When the mouse pass over the img of a rank the correspondent rank is going to be highlighted*/</text:span></text:p>
      <text:p text:style-name="P7"/>
      <text:p text:style-name="P2"><text:span text:style-name="T11">        </text:span><text:span text:style-name="T4">var</text:span><text:span text:style-name="T12"> </text:span><text:span text:style-name="T6">passup</text:span><text:span text:style-name="T12"> = </text:span><text:span text:style-name="T6">document</text:span><text:span text:style-name="T12">.</text:span><text:span text:style-name="T13">getElementsByClassName</text:span><text:span text:style-name="T12">(</text:span><text:span text:style-name="T8">"pass"</text:span><text:span text:style-name="T12">);</text:span></text:p>
      <text:p text:style-name="P2"><text:span text:style-name="T11">        </text:span><text:span text:style-name="T4">var</text:span><text:span text:style-name="T12"> </text:span><text:span text:style-name="T6">photos</text:span><text:span text:style-name="T12"> = </text:span><text:span text:style-name="T6">document</text:span><text:span text:style-name="T12">.</text:span><text:span text:style-name="T13">getElementsByClassName</text:span><text:span text:style-name="T12">(</text:span><text:span text:style-name="T8">"showMoreInfo"</text:span><text:span text:style-name="T12">);</text:span></text:p>
      <text:p text:style-name="P6"/>
      <text:p text:style-name="P2"><text:span text:style-name="T11">        </text:span><text:span text:style-name="T14">Array</text:span><text:span text:style-name="T12">.</text:span><text:span text:style-name="T13">from</text:span><text:span text:style-name="T12">(</text:span><text:span text:style-name="T6">passup</text:span><text:span text:style-name="T12">).</text:span><text:span text:style-name="T13">forEach</text:span><text:span text:style-name="T12">(</text:span><text:span text:style-name="T4">function</text:span><text:span text:style-name="T12">(</text:span><text:span text:style-name="T6">pass</text:span><text:span text:style-name="T12">, </text:span><text:span text:style-name="T6">index</text:span><text:span text:style-name="T12">){</text:span></text:p>
      <text:p text:style-name="P2"><text:span text:style-name="T11">            </text:span><text:span text:style-name="T6">pass</text:span><text:span text:style-name="T12">.</text:span><text:span text:style-name="T13">addEventListener</text:span><text:span text:style-name="T12">(</text:span><text:span text:style-name="T8">"mouseover"</text:span><text:span text:style-name="T12"> , </text:span><text:span text:style-name="T4">function</text:span><text:span text:style-name="T12">(){</text:span></text:p>
      <text:p text:style-name="P2"><text:span text:style-name="T11">                </text:span><text:span text:style-name="T13">showWhen</text:span><text:span text:style-name="T12">(</text:span><text:span text:style-name="T6">index</text:span><text:span text:style-name="T12">);</text:span></text:p>
      <text:p text:style-name="P3">        <text:span text:style-name="T7">});</text:span></text:p>
      <text:p text:style-name="P2"><text:span text:style-name="T11">            </text:span><text:span text:style-name="T6">pass</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3">hideFoto</text:span><text:span text:style-name="T12">();</text:span></text:p>
      <text:p text:style-name="P3">              <text:span text:style-name="T7">});</text:span></text:p>
      <text:p text:style-name="P3">            <text:span text:style-name="T7">});</text:span></text:p>
      <text:p text:style-name="P6"/>
      <text:p text:style-name="P2"><text:span text:style-name="T11">            </text:span><text:span text:style-name="T14">Array</text:span><text:span text:style-name="T12">.</text:span><text:span text:style-name="T13">from</text:span><text:span text:style-name="T12">(</text:span><text:span text:style-name="T6">photos</text:span><text:span text:style-name="T12">).</text:span><text:span text:style-name="T13">forEach</text:span><text:span text:style-name="T12">(</text:span><text:span text:style-name="T4">function</text:span><text:span text:style-name="T12"> (</text:span><text:span text:style-name="T6">photo</text:span><text:span text:style-name="T12">, </text:span><text:span text:style-name="T6">index</text:span><text:span text:style-name="T12">) {</text:span></text:p>
      <text:p text:style-name="P2"><text:span text:style-name="T11">                </text:span><text:span text:style-name="T6">photo</text:span><text:span text:style-name="T12">.</text:span><text:span text:style-name="T13">addEventListener</text:span><text:span text:style-name="T12">(</text:span><text:span text:style-name="T8">"mouseover"</text:span><text:span text:style-name="T12">, </text:span><text:span text:style-name="T4">function</text:span><text:span text:style-name="T12">(){</text:span></text:p>
      <text:p text:style-name="P2"><text:span text:style-name="T11">                </text:span><text:span text:style-name="T13">showWhen</text:span><text:span text:style-name="T12">(</text:span><text:span text:style-name="T6">index</text:span><text:span text:style-name="T12">);</text:span></text:p>
      <text:p text:style-name="P3">              <text:span text:style-name="T7">});</text:span></text:p>
      <text:p text:style-name="P2"><text:span text:style-name="T11">              </text:span><text:span text:style-name="T6">photo</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3">hideFoto</text:span><text:span text:style-name="T12">();</text:span></text:p>
      <text:p text:style-name="P3">              <text:span text:style-name="T7">});</text:span></text:p>
      <text:p text:style-name="P3">            <text:span text:style-name="T7">});</text:span></text:p>
      <text:p text:style-name="P6"/>
      <text:p text:style-name="P2"><text:span text:style-name="T11">             </text:span><text:span text:style-name="T4">function</text:span><text:span text:style-name="T12"> </text:span><text:span text:style-name="T13">hideFoto</text:span><text:span text:style-name="T12">(){</text:span></text:p>
      <text:p text:style-name="P2"><text:span text:style-name="T11">                </text:span><text:span text:style-name="T14">Array</text:span><text:span text:style-name="T12">.</text:span><text:span text:style-name="T13">from</text:span><text:span text:style-name="T12">(</text:span><text:span text:style-name="T6">photos</text:span><text:span text:style-name="T12">).</text:span><text:span text:style-name="T13">forEach</text:span><text:span text:style-name="T12">(</text:span><text:span text:style-name="T4">function</text:span><text:span text:style-name="T12"> (</text:span><text:span text:style-name="T6">photo</text:span><text:span text:style-name="T12">){</text:span></text:p>
      <text:p text:style-name="P2"><text:span text:style-name="T11">                    </text:span><text:span text:style-name="T6">photo</text:span><text:span text:style-name="T12">.</text:span><text:span text:style-name="T6">style</text:span><text:span text:style-name="T12">.</text:span><text:span text:style-name="T6">display</text:span><text:span text:style-name="T12">=</text:span><text:span text:style-name="T8">"none"</text:span><text:span text:style-name="T12">;</text:span></text:p>
      <text:p text:style-name="P3">                <text:span text:style-name="T7">});</text:span></text:p>
      <text:p text:style-name="P3">             <text:span text:style-name="T7">}</text:span></text:p>
      <text:p text:style-name="P6"/>
      <text:p text:style-name="P2"><text:span text:style-name="T11">             </text:span><text:span text:style-name="T4">function</text:span><text:span text:style-name="T12"> </text:span><text:span text:style-name="T13">showWhen</text:span><text:span text:style-name="T12">(</text:span><text:span text:style-name="T6">index</text:span><text:span text:style-name="T12">){</text:span></text:p>
      <text:p text:style-name="P2"><text:span text:style-name="T11">                </text:span><text:span text:style-name="T13">hideFoto</text:span><text:span text:style-name="T12">();</text:span></text:p>
      <text:p text:style-name="P2"><text:span text:style-name="T11">                </text:span><text:span text:style-name="T6">photos</text:span><text:span text:style-name="T12">[</text:span><text:span text:style-name="T6">index</text:span><text:span text:style-name="T12">].</text:span><text:span text:style-name="T6">style</text:span><text:span text:style-name="T12">.</text:span><text:span text:style-name="T6">display</text:span><text:span text:style-name="T12">=</text:span><text:span text:style-name="T8">"block"</text:span><text:span text:style-name="T12">;</text:span></text:p>
      <text:p text:style-name="P3">             <text:span text:style-name="T7">}</text:span></text:p>
      <text:p text:style-name="P2"><text:span text:style-name="T11">      </text:span><text:span text:style-name="T10">/*Esto nos ayuda a que cuando pasemos el raton por encima de una palabra de la tabla de materiales aparexca una foto de</text:span></text:p>
      <text:p text:style-name="P5">            <text:span text:style-name="T7">eso que estas pasando el raton por encima, para ello creamos dos variables una llamada passup que significa que es la variable de la palabra</text:span></text:p>
      <text:p text:style-name="P5">            <text:span text:style-name="T7">la otra variable se llama photos pq lo que estamos mostrando son fotografias (las llamamos mediante clases pq son varios y no podemos utilizr ID);</text:span></text:p>
      <text:p text:style-name="P5"><text:soft-page-break/>            <text:span text:style-name="T7">Despues declaramos que photos es un Array y que para cada funcion pass en la posicion index se va a aplicar lo siguiente</text:span></text:p>
      <text:p text:style-name="P5">            <text:span text:style-name="T7">pass va a crear un evento que es pasar el raton por encima, y cuando creamos un evento tenemos que definir que es lo que va a pasar cuando este evento suceda</text:span></text:p>
      <text:p text:style-name="P5">            <text:span text:style-name="T7">en este caso lo que sucede es que se crea un array the photos, en la que el estilo y el displat es none; despues cerramos esta funcion;</text:span></text:p>
      <text:p text:style-name="P5">            <text:span text:style-name="T7">y le ponemos que photos en la posicion index sea vista; de esta forma nos aseguramos que el usuario pueda hacer uso de este fenomeno y que siempre le va a mostrar la foto que quiere*/</text:span></text:p>
      <text:p text:style-name="P6"/>
      <text:p text:style-name="P3">        </text:p>
      <text:p text:style-name="P6"/>
      <text:p text:style-name="P2"><text:span text:style-name="T11">    </text:span><text:span text:style-name="T4">var</text:span><text:span text:style-name="T12"> </text:span><text:span text:style-name="T6">bots</text:span><text:span text:style-name="T12"> = </text:span><text:span text:style-name="T6">document</text:span><text:span text:style-name="T12">.</text:span><text:span text:style-name="T13">getElementsByClassName</text:span><text:span text:style-name="T12">(</text:span><text:span text:style-name="T8">"botonInfo2"</text:span><text:span text:style-name="T12">);</text:span></text:p>
      <text:p text:style-name="P2"><text:span text:style-name="T11">    </text:span><text:span text:style-name="T4">var</text:span><text:span text:style-name="T12"> </text:span><text:span text:style-name="T6">infos</text:span><text:span text:style-name="T12"> = </text:span><text:span text:style-name="T6">document</text:span><text:span text:style-name="T12">.</text:span><text:span text:style-name="T13">getElementsByClassName</text:span><text:span text:style-name="T12">(</text:span><text:span text:style-name="T8">"showMoreInfo2"</text:span><text:span text:style-name="T12">);</text:span></text:p>
      <text:p text:style-name="P2"><text:span text:style-name="T11">    </text:span><text:span text:style-name="T14">Array</text:span><text:span text:style-name="T12">.</text:span><text:span text:style-name="T13">from</text:span><text:span text:style-name="T12">(</text:span><text:span text:style-name="T6">bots</text:span><text:span text:style-name="T12">).</text:span><text:span text:style-name="T13">forEach</text:span><text:span text:style-name="T12">(</text:span><text:span text:style-name="T4">function</text:span><text:span text:style-name="T12">(</text:span><text:span text:style-name="T6">bot</text:span><text:span text:style-name="T12">, </text:span><text:span text:style-name="T6">index</text:span><text:span text:style-name="T12">) {</text:span></text:p>
      <text:p text:style-name="P2"><text:span text:style-name="T11">      </text:span><text:span text:style-name="T6">bot</text:span><text:span text:style-name="T12">.</text:span><text:span text:style-name="T13">addEventListener</text:span><text:span text:style-name="T12">(</text:span><text:span text:style-name="T8">"click"</text:span><text:span text:style-name="T12">, </text:span><text:span text:style-name="T4">function</text:span><text:span text:style-name="T12">(){</text:span></text:p>
      <text:p text:style-name="P2"><text:span text:style-name="T11">        </text:span><text:span text:style-name="T4">var</text:span><text:span text:style-name="T12"> </text:span><text:span text:style-name="T6">info</text:span><text:span text:style-name="T12"> = </text:span><text:span text:style-name="T6">infos</text:span><text:span text:style-name="T12">[</text:span><text:span text:style-name="T6">index</text:span><text:span text:style-name="T12">];</text:span></text:p>
      <text:p text:style-name="P2"><text:span text:style-name="T11">        </text:span><text:span text:style-name="T15">if</text:span><text:span text:style-name="T12"> (</text:span><text:span text:style-name="T6">info</text:span><text:span text:style-name="T12">.</text:span><text:span text:style-name="T6">style</text:span><text:span text:style-name="T12">.</text:span><text:span text:style-name="T6">display</text:span><text:span text:style-name="T12"> === </text:span><text:span text:style-name="T8">"none"</text:span><text:span text:style-name="T12"> || </text:span><text:span text:style-name="T6">info</text:span><text:span text:style-name="T12">.</text:span><text:span text:style-name="T6">style</text:span><text:span text:style-name="T12">.</text:span><text:span text:style-name="T6">display</text:span><text:span text:style-name="T12"> === </text:span><text:span text:style-name="T8">""</text:span><text:span text:style-name="T12">){</text:span></text:p>
      <text:p text:style-name="P2"><text:span text:style-name="T11">            </text:span><text:span text:style-name="T6">info</text:span><text:span text:style-name="T12">.</text:span><text:span text:style-name="T6">style</text:span><text:span text:style-name="T12">.</text:span><text:span text:style-name="T6">display</text:span><text:span text:style-name="T12"> = </text:span><text:span text:style-name="T8">"block"</text:span><text:span text:style-name="T12">;</text:span></text:p>
      <text:p text:style-name="P3">            </text:p>
      <text:p text:style-name="P2"><text:span text:style-name="T11">        </text:span><text:span text:style-name="T12">} </text:span><text:span text:style-name="T15">else</text:span><text:span text:style-name="T12"> {</text:span></text:p>
      <text:p text:style-name="P2"><text:span text:style-name="T11">            </text:span><text:span text:style-name="T6">info</text:span><text:span text:style-name="T12">.</text:span><text:span text:style-name="T6">style</text:span><text:span text:style-name="T12">.</text:span><text:span text:style-name="T6">display</text:span><text:span text:style-name="T12"> = </text:span><text:span text:style-name="T8">"none"</text:span><text:span text:style-name="T12">;</text:span></text:p>
      <text:p text:style-name="P3">        <text:span text:style-name="T7">}</text:span></text:p>
      <text:p text:style-name="P3">      <text:span text:style-name="T7">});</text:span></text:p>
      <text:p text:style-name="P2"><text:span text:style-name="T11">    </text:span><text:span text:style-name="T12">}); </text:span><text:span text:style-name="T10">/*Esto lo que esta haciendo es que cuando haces click en cualquiera de las tres palabras que tienen forma de boton, se mostrara </text:span></text:p>
      <text:p text:style-name="P5">    <text:span text:style-name="T7">mas información relacionada con lo que se ha pinchado para mostrar mas información.</text:span></text:p>
      <text:p text:style-name="P5">    <text:span text:style-name="T7">El como se ha hecho es muy secillo, como son varias cosas en vez de una variable normal necesitamos un Array, entonces coogemos las dos partes que  nos</text:span></text:p>
      <text:p text:style-name="P5">    <text:span text:style-name="T7">interesan que son botonInfo2 y showMoreInfo2, y las metemos en las variables que mas a delante transdformaremos en Arrays, llamadas </text:span></text:p>
      <text:p text:style-name="P5">    <text:span text:style-name="T7">bots y infos, esta en plurar para luego poder utilizar el nombre en singular en los arrays,</text:span></text:p>
      <text:p text:style-name="P5">    <text:span text:style-name="T7">Ahora que tenemos nuestras variables asignadas tenemos que añadir un evento qeu va a ser hacer click en la palabra que queremos que muestre mas informacion; ´</text:span></text:p>
      <text:p text:style-name="P5">    <text:span text:style-name="T7">y ponemos la funcion; y le decimos que si no esta mostrando o vacio entonces lo muestre si se clickea si no se mantendra no visible */</text:span></text:p>
      <text:p text:style-name="P7"/>
      <text:p text:style-name="P2"><text:span text:style-name="T11">    </text:span><text:span text:style-name="T4">var</text:span><text:span text:style-name="T12"> </text:span><text:span text:style-name="T6">logos</text:span><text:span text:style-name="T12"> = </text:span><text:span text:style-name="T6">document</text:span><text:span text:style-name="T12">.</text:span><text:span text:style-name="T13">getElementsByClassName</text:span><text:span text:style-name="T12">(</text:span><text:span text:style-name="T8">"logo"</text:span><text:span text:style-name="T12">);</text:span></text:p>
      <text:p text:style-name="P2"><text:span text:style-name="T11">     </text:span><text:span text:style-name="T14">Array</text:span><text:span text:style-name="T12">.</text:span><text:span text:style-name="T13">from</text:span><text:span text:style-name="T12">(</text:span><text:span text:style-name="T6">logos</text:span><text:span text:style-name="T12">).</text:span><text:span text:style-name="T13">forEach</text:span><text:span text:style-name="T12">(</text:span><text:span text:style-name="T4">function</text:span><text:span text:style-name="T12"> (</text:span><text:span text:style-name="T6">logo</text:span><text:span text:style-name="T12">) {</text:span></text:p>
      <text:p text:style-name="P2"><text:span text:style-name="T11">       </text:span><text:span text:style-name="T6">logo</text:span><text:span text:style-name="T12">.</text:span><text:span text:style-name="T13">addEventListener</text:span><text:span text:style-name="T12">(</text:span><text:span text:style-name="T8">"mouseover"</text:span><text:span text:style-name="T12">, </text:span><text:span text:style-name="T4">function</text:span><text:span text:style-name="T12"> () {</text:span></text:p>
      <text:p text:style-name="P2"><text:span text:style-name="T11">         </text:span><text:span text:style-name="T6">logo</text:span><text:span text:style-name="T12">.</text:span><text:span text:style-name="T6">style</text:span><text:span text:style-name="T12">.</text:span><text:span text:style-name="T6">opacity</text:span><text:span text:style-name="T12"> = </text:span><text:span text:style-name="T8">"0.4"</text:span><text:span text:style-name="T12">;</text:span></text:p>
      <text:p text:style-name="P3">    <text:span text:style-name="T7">});</text:span></text:p>
      <text:p text:style-name="P6"/>
      <text:p text:style-name="P2"><text:span text:style-name="T11">       </text:span><text:span text:style-name="T6">logo</text:span><text:span text:style-name="T12">.</text:span><text:span text:style-name="T13">addEventListener</text:span><text:span text:style-name="T12">(</text:span><text:span text:style-name="T8">"mouseout"</text:span><text:span text:style-name="T12">, </text:span><text:span text:style-name="T4">function</text:span><text:span text:style-name="T12"> () {</text:span></text:p>
      <text:p text:style-name="P2"><text:span text:style-name="T11">         </text:span><text:span text:style-name="T6">logo</text:span><text:span text:style-name="T12">.</text:span><text:span text:style-name="T6">style</text:span><text:span text:style-name="T12">.</text:span><text:span text:style-name="T6">opacity</text:span><text:span text:style-name="T12"> = </text:span><text:span text:style-name="T8">"1"</text:span><text:span text:style-name="T12">;</text:span></text:p>
      <text:p text:style-name="P3"><text:soft-page-break/>    <text:span text:style-name="T7">});</text:span></text:p>
      <text:p text:style-name="P1"><text:span text:style-name="T11">}); </text:span><text:span text:style-name="T9">/*The aim of this is that when the mouse is over the one of the logos of the different specialities of the army that photo turns to an opacity of 0.4;</text:span></text:p>
      <text:p text:style-name="P5">     <text:span text:style-name="T7">For that egain i am using the event of mouse over; and mouse out; then we change the property, taking in consideration that is an array</text:span></text:p>
      <text:p text:style-name="P5">     <text:span text:style-name="T7">so we need to specify that is an array; and then change the style in the function; we change the opacity changing the style and putting the new value that we want</text:span></text:p>
      <text:p text:style-name="P5">     <text:span text:style-name="T7">for that img; </text:span></text:p>
      <text:p text:style-name="P5">     <text:span text:style-name="T7">the mouseout event is asociated to the fucntion that makes that photo again with completly opacity.*/</text:span></text:p>
      <text:p text:style-name="P6"/>
      <text:p text:style-name="P2"><text:span text:style-name="T11">       </text:span><text:span text:style-name="T13">setInterval</text:span><text:span text:style-name="T12">(</text:span><text:span text:style-name="T13">myTimer</text:span><text:span text:style-name="T12">, </text:span><text:span text:style-name="T16">1000</text:span><text:span text:style-name="T12">);</text:span></text:p>
      <text:p text:style-name="P2"><text:span text:style-name="T11">                </text:span><text:span text:style-name="T4">function</text:span><text:span text:style-name="T12"> </text:span><text:span text:style-name="T13">myTimer</text:span><text:span text:style-name="T12">() {</text:span></text:p>
      <text:p text:style-name="P2"><text:span text:style-name="T11">                </text:span><text:span text:style-name="T4">const</text:span><text:span text:style-name="T12"> </text:span><text:span text:style-name="T17">d</text:span><text:span text:style-name="T12"> = </text:span><text:span text:style-name="T4">new</text:span><text:span text:style-name="T12"> </text:span><text:span text:style-name="T14">Date</text:span><text:span text:style-name="T12">();</text:span></text:p>
      <text:p text:style-name="P2"><text:span text:style-name="T11">                </text:span><text:span text:style-name="T6">document</text:span><text:span text:style-name="T12">.</text:span><text:span text:style-name="T13">getElementById</text:span><text:span text:style-name="T12">(</text:span><text:span text:style-name="T8">"timer"</text:span><text:span text:style-name="T12">).</text:span><text:span text:style-name="T6">innerHTML</text:span><text:span text:style-name="T12"> = </text:span><text:span text:style-name="T17">d</text:span><text:span text:style-name="T12">.</text:span><text:span text:style-name="T13">toLocaleTimeString</text:span><text:span text:style-name="T12">();</text:span></text:p>
      <text:p text:style-name="P3">                <text:span text:style-name="T7">}</text:span></text:p>
      <text:p text:style-name="P6"/>
      <text:p text:style-name="P3">        </text:p>
      <text:p text:style-name="P2"><text:span text:style-name="T11">       </text:span><text:span text:style-name="T2">&lt;/</text:span><text:span text:style-name="T4">script</text:span><text:span text:style-name="T2">&gt;</text:span></text:p>
      <text:p text:style-name="P2">    <text:span text:style-name="T2">&lt;/</text:span><text:span text:style-name="T4">body</text:span><text:span text:style-name="T2">&gt;</text:span></text:p>
      <text:p text:style-name="P1"><text:span text:style-name="T1">&lt;/</text:span><text:span text:style-name="T3">html</text:span><text:span text:style-name="T1">&gt;</text:span></text:p>
      <text:p text:style-name="P4">&lt;!--Cosas a arreglar</text:p>
      <text:p text:style-name="P5">    <text:span text:style-name="T7">-  darle otra forma a lo de los rangos pq queda demasiado cutre</text:span></text:p>
      <text:p text:style-name="P5">    <text:span text:style-name="T7">-  Decorar tabla de materiales pq es sosita</text:span></text:p>
      <text:p text:style-name="P5">    <text:span text:style-name="T7">-  Quitar el lu de lo de titulacion o no titulacion en oficales</text:span></text:p>
      <text:p text:style-name="P5">    <text:span text:style-name="T7">-  Quitar los headers en las listas de los años que tiene que hacer y ponerlo inline</text:span></text:p>
      <text:p text:style-name="P5">    <text:span text:style-name="T7">-  Hacer que para ver mas informacion tenga que hacer click en la parte de oficiales suboficiales y tropa tienes que retocar practicamente todo ahí</text:span></text:p>
      <text:p text:style-name="P5">    <text:span text:style-name="T7">-  Ponerle un background de la bandera de España a los headers</text:span></text:p>
      <text:p text:style-name="P5">    <text:span text:style-name="T7">-  Yo pondria que la barra de navegacion sea block para que no pueda tener nada detras, y ademas si la idea es que no se vea cuando vas navegando por ahi es mejor que sea blok</text:span></text:p>
      <text:p text:style-name="P5">    <text:span text:style-name="T7">-  --&gt;</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18T22:36:32.769000000</meta:creation-date>
    <dc:date>2024-01-18T22:36:59.420000000</dc:date>
    <meta:editing-duration>PT27S</meta:editing-duration>
    <meta:editing-cycles>1</meta:editing-cycles>
    <meta:document-statistic meta:table-count="0" meta:image-count="0" meta:object-count="0" meta:page-count="14" meta:paragraph-count="411" meta:word-count="3318" meta:character-count="32289" meta:non-whitespace-character-count="24052"/>
    <meta:generator>LibreOffice/6.4.7.2$Windows_X86_64 LibreOffice_project/639b8ac485750d5696d7590a72ef1b496725cfb5</meta:generator>
  </office:meta>
</office:document-meta>
</file>